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Heading_20_4">
      <style:paragraph-properties>
        <style:tab-stops>
          <style:tab-stop style:position="0cm"/>
        </style:tab-stops>
      </style:paragraph-properties>
      <style:text-properties fo:color="#000000" fo:language="nl" fo:country="NL"/>
    </style:style>
    <style:style style:name="P2" style:family="paragraph" style:parent-style-name="Monospace">
      <style:text-properties fo:color="#000000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fo:language="nl" fo:country="NL"/>
    </style:style>
    <style:style style:name="P5" style:family="paragraph" style:parent-style-name="Heading_20_4">
      <style:paragraph-properties>
        <style:tab-stops>
          <style:tab-stop style:position="0cm"/>
        </style:tab-stops>
      </style:paragraph-properties>
      <style:text-properties fo:language="nl" fo:country="NL"/>
    </style:style>
    <style:style style:name="P6" style:family="paragraph" style:parent-style-name="Text_20_body">
      <style:text-properties fo:language="nl" fo:country="NL"/>
    </style:style>
    <style:style style:name="T1" style:family="text">
      <style:text-properties fo:language="nl" fo:country="NL"/>
    </style:style>
    <style:style style:name="T2" style:family="text" style:parent-style-name="Internet_20_link">
      <style:text-properties fo:language="nl" fo:country="N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lemen oplossen</text:h>
      <text:h text:style-name="P1" text:outline-level="4">Probleem : Wanneer ik probeer een test e-mail alarm te verzenden, verschijnt de volgende boodschap :</text:h>
      <text:p text:style-name="P2">Kan geen email verzenden. Gelieve uw internet verbinding na te kijken. Error: SMTP instance has no attribute 'sock'</text:p>
      <text:p text:style-name="P3">of :</text:p>
      <text:p text:style-name="P2">Kan geen email verzenden. Gelieve uw internet verbinding na te kijken. Error: SMTP AUTH extension not supported by server</text:p>
      <text:p text:style-name="P4">Oplossing : De instellingen voor de SMTP server zijn niet juist. Let hierbij op : ISP's vragen meestal geen naam &amp; passwoord voor de SMTP server. <text:s/>Laat deze velden dan ook leeg.</text:p>
      <text:h text:style-name="P5" text:outline-level="4">E-mail programma's die boodschappen in een enkel bestand bewaren</text:h>
      <text:p text:style-name="Text_20_body"><text:span text:style-name="T1">Sommige e-mail programma's (zoals </text:span><text:a xlink:type="simple" xlink:href="http://www.ritlabs.com/en/products/thebat/" office:target-frame-name="_blank" xlink:show="new"><text:span text:style-name="T2">The Bat!</text:span></text:a><text:span text:style-name="T1">) slaan alle boodschappen op in één enkel bestand. Andere gebruiken voor elke e-mail een apart bestand. <text:s/>Wanneer ClamWin een virus vind dat als bijlage bij een e-mail zit, zal het het volledige bestand (dus alle e-mails in dat bestand) als geïnfecteerd beschouwen. <text:s/>Bijgevolg zal het volledige bestand verwijderd worden naar de quarantaine map. <text:s/>U kunt de filterinstellingen aanpassen (zie de instructies voor configuratie) zodat dit bestand niet wordt gescand.</text:span></text:p>
      <text:p text:style-name="Text_20_body"><text:span text:style-name="T1">Indien u The Bat! gebruikt is het interessant voor u om te weten dat Marco Pontello een plug-in heeft geschreven waardoor The Bat! ClamWin kan gebruiken om bijlagen te scannen. <text:s/>Meer details hierover vindt u op </text:span><text:a xlink:type="simple" xlink:href="http://mark0.net/plugins-tb-tbclamwin-e.html"><text:span text:style-name="T2">Marco's web site</text:span></text:a><text:span text:style-name="T1">.</text:span></text:p>
      <text:h text:style-name="P5" text:outline-level="4">Conflicten met ActivePython</text:h>
      <text:p text:style-name="Text_20_body"><text:span text:style-name="T1">In principe is er geen probleem wanneer u python 2.3 and pywin32-201 (</text:span><text:a xlink:type="simple" xlink:href="http://sourceforge.net/projects/pywin32/"><text:span text:style-name="T2">http://sourceforge.net/projects/pywin32/</text:span></text:a><text:span text:style-name="T1">) hebt geïnstalleerd. Blijkbaar is er wel een probleem met versies van ActiveState python met win32all-163 (nu pywin32), die een dll conflict veroorzaken. Als u dus ActivePython 2.3 gebruikt, installeer dan gewoon pywin32 en het probleem zou opgelost moeten zijn.</text:span></text:p>
      <text:h text:style-name="P5" text:outline-level="4">Outlook hersteld zich niet na het minimaliseren</text:h>
      <text:p text:style-name="Text_20_body"><text:span text:style-name="T1">Wanneer ClamWin is geïnstalleerd zou het kunnen dat Outlook 2000 zich niet hersteld nadat het geminimaliseerd is en weer geopend wordt. <text:s/>Het installeren van de Office 2000 Service Release 1a (SR1a) lost dit probleem op. <text:s/>Deze service release is <text:s/>ook in het algemeen aan te raden omdat deze een aantal bugfixes en security fixes bevat. <text:s/>De volledige details en downloads vind u op </text:span><text:a xlink:type="simple" xlink:href="http://www.microsoft.com/downloads/details.aspx?FamilyID=AF6C8D03-7633-45B4-AB96-795EE656F2A2&amp;displaylang=EN"><text:span text:style-name="T2">http://www.microsoft.com/downloads/details.aspx?FamilyID=AF6C8D03-7633-45B4-AB96-795EE656F2A2&amp;displaylang=EN</text:span></text:a><text:span text:style-name="T1"> of op </text:span><text:a xlink:type="simple" xlink:href="http://tinyurl.com/xsyx"><text:span text:style-name="T2">http://tinyurl.com/xsyx</text:span></text:a><text:span text:style-name="T1">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Peter Budts</dc:creator>
    <dc:date>2006-07-06T20:18:05</dc:date>
    <dc:language>en-GB</dc:language>
    <meta:editing-cycles>46</meta:editing-cycles>
    <meta:editing-duration>PT2H3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360" meta:character-count="2297"/>
  </office:meta>
</office:document-meta>
</file>